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2.418cm"/>
    </style:style>
    <style:style style:name="co3" style:family="table-column">
      <style:table-column-properties fo:break-before="auto" style:column-width="8.691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3.584cm"/>
    </style:style>
    <style:style style:name="co6" style:family="table-column">
      <style:table-column-properties fo:break-before="auto" style:column-width="1.004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1.47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11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4"/>
          <table:table-cell table:style-name="ce2" office:value-type="string">
            <text:p>coun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sum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5</text:p>
          </table:table-cell>
          <table:table-cell office:value-type="string">
            <text:p>LED-5MM</text:p>
          </table:table-cell>
          <table:table-cell office:value-type="float" office:value="1">
            <text:p>1</text:p>
          </table:table-cell>
          <table:table-cell office:value-type="string">
            <text:p>CQY 99</text:p>
          </table:table-cell>
          <table:table-cell table:formula="of:=[.D3]*[.$F$1]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1,C4</text:p>
          </table:table-cell>
          <table:table-cell office:value-type="string">
            <text:p>C_1206_HandSoldering</text:p>
          </table:table-cell>
          <table:table-cell office:value-type="float" office:value="2">
            <text:p>2</text:p>
          </table:table-cell>
          <table:table-cell office:value-type="string">
            <text:p>100nF</text:p>
          </table:table-cell>
          <table:table-cell table:formula="of:=[.D5]*[.$F$1]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3</text:p>
          </table:table-cell>
          <table:table-cell office:value-type="string">
            <text:p>C_1206_HandSoldering</text:p>
          </table:table-cell>
          <table:table-cell office:value-type="float" office:value="1">
            <text:p>1</text:p>
          </table:table-cell>
          <table:table-cell office:value-type="string">
            <text:p>10uF</text:p>
          </table:table-cell>
          <table:table-cell table:formula="of:=[.D6]*[.$F$1]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1</text:p>
          </table:table-cell>
          <table:table-cell office:value-type="string">
            <text:p>R_1206_HandSoldering</text:p>
          </table:table-cell>
          <table:table-cell office:value-type="float" office:value="1">
            <text:p>1</text:p>
          </table:table-cell>
          <table:table-cell office:value-type="string">
            <text:p>2,7k</text:p>
          </table:table-cell>
          <table:table-cell table:formula="of:=[.D8]*[.$F$1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2</text:p>
          </table:table-cell>
          <table:table-cell office:value-type="string">
            <text:p>R_1206_HandSoldering</text:p>
          </table:table-cell>
          <table:table-cell office:value-type="float" office:value="1">
            <text:p>1</text:p>
          </table:table-cell>
          <table:table-cell office:value-type="string">
            <text:p>1k</text:p>
          </table:table-cell>
          <table:table-cell table:formula="of:=[.D9]*[.$F$1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3</text:p>
          </table:table-cell>
          <table:table-cell office:value-type="string">
            <text:p>R_1206_HandSoldering</text:p>
          </table:table-cell>
          <table:table-cell office:value-type="float" office:value="1">
            <text:p>1</text:p>
          </table:table-cell>
          <table:table-cell office:value-type="string">
            <text:p>100k</text:p>
          </table:table-cell>
          <table:table-cell table:formula="of:=[.D10]*[.$F$1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4</text:p>
          </table:table-cell>
          <table:table-cell office:value-type="string">
            <text:p>R_1206_HandSoldering</text:p>
          </table:table-cell>
          <table:table-cell office:value-type="float" office:value="1">
            <text:p>1</text:p>
          </table:table-cell>
          <table:table-cell office:value-type="string">
            <text:p>39R</text:p>
          </table:table-cell>
          <table:table-cell table:formula="of:=[.D11]*[.$F$1]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1</text:p>
          </table:table-cell>
          <table:table-cell office:value-type="string">
            <text:p>Socket_Strip_Straight_1x05</text:p>
          </table:table-cell>
          <table:table-cell office:value-type="float" office:value="5">
            <text:p>5</text:p>
          </table:table-cell>
          <table:table-cell office:value-type="string">
            <text:p>IN</text:p>
          </table:table-cell>
          <table:table-cell table:formula="of:=[.D13]*[.$F$1]" office:value-type="float" office:value="5">
            <text:p>5</text:p>
          </table:table-cell>
          <table:table-cell table:style-name="ce4" table:formula="of:=SUM([.F13:.F14])" office:value-type="float" office:value="6" table:number-columns-spanned="1" table:number-rows-spanned="2">
            <text:p>6</text:p>
          </table:table-cell>
          <table:table-cell table:style-name="ce4" table:formula="of:=[.G13]/[.H12]" office:value-type="float" office:value="0.166666666666667" table:number-columns-spanned="1" table:number-rows-spanned="2">
            <text:p>0,1666666667</text:p>
          </table:table-cell>
          <table:table-cell table:style-name="ce5" table:formula="of:=ROUNDUP([.H13])" office:value-type="float" office:value="1" table:number-columns-spanned="1" table:number-rows-spanned="2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2</text:p>
          </table:table-cell>
          <table:table-cell office:value-type="string">
            <text:p>Socket_Strip_Straight_1x03</text:p>
          </table:table-cell>
          <table:table-cell office:value-type="float" office:value="1">
            <text:p>1</text:p>
          </table:table-cell>
          <table:table-cell office:value-type="string">
            <text:p>OUT</text:p>
          </table:table-cell>
          <table:table-cell table:formula="of:=[.D14]*[.$F$1]" office:value-type="float" office:value="1">
            <text:p>1</text:p>
          </table:table-cell>
          <table:covered-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1,D2,D3,D4</text:p>
          </table:table-cell>
          <table:table-cell office:value-type="string">
            <text:p>NICHIA_NSSM124_HandSoldering</text:p>
          </table:table-cell>
          <table:table-cell office:value-type="float" office:value="4">
            <text:p>4</text:p>
          </table:table-cell>
          <table:table-cell office:value-type="string">
            <text:p>LED_RGB</text:p>
          </table:table-cell>
          <table:table-cell table:formula="of:=[.D15]*[.$F$1]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U1</text:p>
          </table:table-cell>
          <table:table-cell office:value-type="string">
            <text:p>HTSSOP-20_HandSoldering</text:p>
          </table:table-cell>
          <table:table-cell office:value-type="float" office:value="1">
            <text:p>1</text:p>
          </table:table-cell>
          <table:table-cell office:value-type="string">
            <text:p>TLC5971</text:p>
          </table:table-cell>
          <table:table-cell table:formula="of:=[.D16]*[.$F$1]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Q1</text:p>
          </table:table-cell>
          <table:table-cell office:value-type="string">
            <text:p>SOT23_Transistor_Handsoldering_RevB_21Dec2014</text:p>
          </table:table-cell>
          <table:table-cell office:value-type="float" office:value="1">
            <text:p>1</text:p>
          </table:table-cell>
          <table:table-cell office:value-type="string">
            <text:p>NPN BCW66H SMD</text:p>
          </table:table-cell>
          <table:table-cell table:formula="of:=[.D17]*[.$F$1]" office:value-type="float" office:value="1">
            <text:p>1</text:p>
          </table:table-cell>
          <table:table-cell table:number-columns-repeated="3"/>
        </table:table-row>
        <table:table-row table:style-name="ro2" table:number-rows-repeated="5">
          <table:table-cell table:number-columns-repeated="9"/>
        </table:table-row>
        <table:table-row table:style-name="ro2">
          <table:table-cell table:number-columns-repeated="2"/>
          <table:table-cell table:style-name="ce1" office:value-type="float" office:value="5">
            <text:p>5</text:p>
          </table:table-cell>
          <table:table-cell table:style-name="Default" office:value-type="float" office:value="0.35">
            <text:p>0,35</text:p>
          </table:table-cell>
          <table:table-cell table:style-name="ce3" table:formula="of:=[.D23]/[.C23]" office:value-type="float" office:value="0.07">
            <text:p>0,070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 office:value-type="float" office:value="6">
            <text:p>6</text:p>
          </table:table-cell>
          <table:table-cell table:style-name="Default" office:value-type="float" office:value="0.42">
            <text:p>0,42</text:p>
          </table:table-cell>
          <table:table-cell table:style-name="ce3" table:formula="of:=[.D24]/[.C24]" office:value-type="float" office:value="0.07">
            <text:p>0,070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 office:value-type="float" office:value="10">
            <text:p>10</text:p>
          </table:table-cell>
          <table:table-cell table:style-name="Default" office:value-type="float" office:value="0.71">
            <text:p>0,71</text:p>
          </table:table-cell>
          <table:table-cell table:style-name="ce3" table:formula="of:=[.D25]/[.C25]" office:value-type="float" office:value="0.071">
            <text:p>0,071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 office:value-type="float" office:value="20">
            <text:p>20</text:p>
          </table:table-cell>
          <table:table-cell table:style-name="Default" office:value-type="float" office:value="1.2">
            <text:p>1,2</text:p>
          </table:table-cell>
          <table:table-cell table:style-name="ce3" table:formula="of:=[.D26]/[.C26]" office:value-type="float" office:value="0.06">
            <text:p>0,060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 office:value-type="float" office:value="36">
            <text:p>36</text:p>
          </table:table-cell>
          <table:table-cell table:style-name="Default" office:value-type="float" office:value="1.95">
            <text:p>1,95</text:p>
          </table:table-cell>
          <table:table-cell table:style-name="ce3" table:formula="of:=[.D27]/[.C27]" office:value-type="float" office:value="0.0541666666666667">
            <text:p>0,05417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/>
          <table:table-cell table:style-name="Default"/>
          <table:table-cell table:style-name="ce3"/>
          <table:table-cell table:number-columns-repeated="4"/>
        </table:table-row>
        <table:table-row table:style-name="ro2" table:number-rows-repeated="1048547">
          <table:table-cell table:number-columns-repeated="9"/>
        </table:table-row>
        <table:table-row table:style-name="ro2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7">07.01.2015</text:date>, <text:time>14:2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7T14:25:51.66</dc:date>
    <dc:creator>Stefan Krüger</dc:creator>
    <meta:generator>OpenOffice/4.1.1$Win32 OpenOffice.org_project/411m6$Build-9775</meta:generator>
    <meta:editing-duration>PT2H27M43S</meta:editing-duration>
    <meta:editing-cycles>5</meta:editing-cycles>
    <meta:document-statistic meta:table-count="1" meta:cell-count="99" meta:object-count="0"/>
    <meta:user-defined meta:name="Info 1"/>
    <meta:user-defined meta:name="Info 2"/>
    <meta:user-defined meta:name="Info 3"/>
    <meta:user-defined meta:name="Info 4"/>
  </office:meta>
</office:document-meta>
</file>